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stroke-dash="Dashed_20__28_var_29__20_13" svg:stroke-width="0.019cm" svg:stroke-color="#000000" draw:marker-start="" draw:marker-start-width="0.33cm" draw:marker-start-center="false" draw:marker-end="" draw:marker-end-width="0.33cm" draw:marker-end-center="false" draw:fill="solid" draw:fill-color="#f39f3d"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2" style:family="graphic" style:parent-style-name="standard">
      <style:graphic-properties draw:stroke="solid" draw:stroke-dash="Dashed_20__28_var_29__20_14"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style>
    <style:style style:name="gr3" style:family="graphic" style:parent-style-name="standard">
      <style:graphic-properties draw:stroke="solid" draw:stroke-dash="Dashed_20__28_var_29__20_15"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solid" draw:stroke-dash="Dashed_20__28_var_29__20_16"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5" style:family="graphic" style:parent-style-name="standard">
      <style:graphic-properties draw:stroke="solid" draw:stroke-dash="Dashed_20__28_var_29__20_17"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solid" draw:stroke-dash="Dashed_20__28_var_29__20_18"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P1" style:family="paragraph">
      <loext:graphic-properties draw:fill="solid" draw:fill-color="#f39f3d"/>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2"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office:automatic-styles>
  <office:body>
    <office:drawing>
      <draw:page draw:name="page1" draw:style-name="dp1" draw:master-page-name="Default">
        <draw:g>
          <draw:polygon draw:style-name="gr1" draw:text-style-name="P1" draw:layer="layout" svg:width="1.535cm" svg:height="1.799cm" svg:x="10.302cm" svg:y="14.237cm" svg:viewBox="0 0 1536 1800" draw:points="0,1537 33,1568 67,1597 103,1625 139,1650 177,1674 217,1697 257,1716 298,1735 341,1750 385,1764 428,1776 472,1785 516,1793 561,1797 607,1800 651,1800 697,1797 741,1794 786,1788 831,1779 874,1768 917,1755 960,1740 1002,1723 1042,1703 1082,1682 1121,1659 1158,1633 1194,1607 1229,1578 1262,1547 1293,1515 1324,1481 1352,1446 1379,1409 1403,1371 1426,1333 1446,1293 1464,1252 1481,1209 1496,1167 1508,1123 1518,1079 1527,1035 1532,991 1535,945 1536,900 1535,856 1532,810 1527,765 1518,721 1508,677 1496,634 1481,591 1464,549 1446,508 1426,467 1403,429 1379,391 1352,354 1324,319 1293,286 1262,253 1229,223 1194,194 1158,167 1121,141 1082,118 1042,97 1002,78 960,60 917,45 874,32 831,21 786,13 741,6 697,3 651,0 607,1 561,4 516,8 472,16 428,24 385,36 341,50 298,66 257,84 217,103 177,126 139,150 103,175 67,204 33,233 0,264 636,900">
            <text:p/>
          </draw:polygon>
          <draw:circle draw:style-name="gr2" draw:text-style-name="P2" draw:layer="layout" svg:width="1.8cm" svg:height="1.8cm" svg:x="10.038cm" svg:y="14.237cm">
            <text:p/>
          </draw:circle>
          <draw:line draw:style-name="gr3" draw:text-style-name="P3" draw:layer="layout" svg:x1="10.938cm" svg:y1="14.237cm" svg:x2="10.938cm" svg:y2="16.037cm">
            <text:p/>
          </draw:line>
          <draw:line draw:style-name="gr4" draw:text-style-name="P3" draw:layer="layout" svg:x1="10.038cm" svg:y1="15.137cm" svg:x2="11.838cm" svg:y2="15.137cm">
            <text:p/>
          </draw:line>
          <draw:line draw:style-name="gr5" draw:text-style-name="P3" draw:layer="layout" svg:x1="10.302cm" svg:y1="15.774cm" svg:x2="11.575cm" svg:y2="14.501cm">
            <text:p/>
          </draw:line>
          <draw:line draw:style-name="gr6" draw:text-style-name="P3" draw:layer="layout" svg:x1="11.575cm" svg:y1="15.774cm" svg:x2="10.302cm" svg:y2="14.501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8T07:49:17.795376168</meta:creation-date>
    <dc:date>2018-05-08T07:49:35.397092421</dc:date>
    <meta:editing-duration>PT18S</meta:editing-duration>
    <meta:editing-cycles>1</meta:editing-cycles>
    <meta:document-statistic meta:object-count="7"/>
    <meta:generator>LibreOffice/6.0.0.3$MacOSX_X86_64 LibreOffice_project/64a0f66915f38c6217de274f0aa8e15618924765</meta:generator>
  </office:meta>
</office:document-meta>
</file>